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8F5C30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883e5" officeooo:paragraph-rsid="0008b2b5" style:font-size-asian="18pt" style:font-weight-asian="bold" style:font-size-complex="18pt" style:font-weight-complex="bold"/>
    </style:style>
    <style:style style:name="T1" style:family="text">
      <style:text-properties officeooo:rsid="0012fca4"/>
    </style:style>
    <style:style style:name="T2" style:family="text">
      <style:text-properties officeooo:rsid="0008b2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4in, 7.1in, 2.4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2">3</text:span>:</text:p>
      <text:p text:style-name="P1"/>
      <text:p text:style-name="P1"><draw:frame draw:style-name="fr1" draw:name="Image1" text:anchor-type="paragraph" svg:width="7.9571in" svg:height="6.8547in" draw:z-index="0"><draw:image xlink:href="Pictures/1000020100000556000003008F5C30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0:00:46.887812474</meta:creation-date>
    <dc:date>2017-06-05T00:03:20.651688929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4.2.8.2$Linux_X86_64 LibreOffice_project/420m0$Build-2</meta:generator>
  </office:meta>
</office:document-meta>
</file>